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4473e" officeooo:paragraph-rsid="0004473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4473e" officeooo:paragraph-rsid="0004473e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5b075" officeooo:paragraph-rsid="0005b075" style:font-size-asian="11.3500003814697pt" style:font-weight-asian="bold" style:font-size-complex="13pt" style:font-weight-complex="bold"/>
    </style:style>
    <style:style style:name="T1" style:family="text">
      <style:text-properties officeooo:rsid="0005b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tic algorithm for minimizing Ackley Function!</text:p>
      <text:p text:style-name="P1"/>
      <text:p text:style-name="P2">In this project ,at first we get number of variable of Ackley function then by using GA,</text:p>
      <text:p text:style-name="P2">as we explain in report of 8queen ,we compute minimum of Ackley function !in a way that our fitness is result of Ackley function by given pair of variables and our chromosome is pair of variables!note that we must choose chromosome with <text:span text:style-name="T1">more value of fitness so we assign fitness = 1/calculate(Ackley(x1,x2,x3,…,xn)).</text:span></text:p>
      <text:p text:style-name="P3">Chromosome :(x1,x2,x3,x4,…,xn)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23:17:30.850775668</meta:creation-date>
    <dc:date>2019-12-26T23:31:13.110095130</dc:date>
    <meta:editing-duration>PT3M32S</meta:editing-duration>
    <meta:editing-cycles>1</meta:editing-cycles>
    <meta:document-statistic meta:table-count="0" meta:image-count="0" meta:object-count="0" meta:page-count="1" meta:paragraph-count="4" meta:word-count="77" meta:character-count="484" meta:non-whitespace-character-count="411"/>
    <meta:generator>LibreOffice/6.0.7.3$Linux_X86_64 LibreOffice_project/00m0$Build-3</meta:generator>
  </office:meta>
</office:document-meta>
</file>